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Configurer.FreeMark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er.postProcessTemplateLoaders( List &lt; TemplateLoader &gt; templateLo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er.setConfiguration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Configur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